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b153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ab153"/>
    </style:style>
    <style:style style:name="T1" style:family="text">
      <style:text-properties officeooo:rsid="001ab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present version returns the very same result as the Bohren-Huffman algorithm (output below)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>SPHERE SCATTERING PROGRAM</text:span></text:p>
      <text:p text:style-name="P1"><text:span text:style-name="T1"/></text:p>
      <text:p text:style-name="P1"><text:span text:style-name="T1"/></text:p>
      <text:p text:style-name="P1"><text:span text:style-name="T1"><text:s text:c="5"/>REFMED = <text:s text:c="2"/>1.0000 <text:s text:c="2"/>REFRE = <text:s text:c="2"/>0.155000E+01 <text:s text:c="2"/>REFIM = <text:s text:c="2"/>0.000000E+00</text:span></text:p>
      <text:p text:style-name="P1"><text:span text:style-name="T1"><text:s text:c="5"/>SPHERE RADIUS = <text:s text:c="2"/>0.525 <text:s text:c="2"/>WAVELENGTH = <text:s/>0.6328 <text:s text:c="20"/></text:span></text:p>
      <text:p text:style-name="P1"><text:span text:style-name="T1"><text:s text:c="5"/>SIZE PARAMETER = <text:s text:c="3"/>5.213 <text:s text:c="41"/></text:span></text:p>
      <text:p text:style-name="P1"><text:span text:style-name="T1"/></text:p>
      <text:p text:style-name="P1"><text:span text:style-name="T1"><text:s/>Now running BHMIE subroutine</text:span></text:p>
      <text:p text:style-name="P1"><text:span text:style-name="T1"/></text:p>
      <text:p text:style-name="P1"><text:span text:style-name="T1"/></text:p>
      <text:p text:style-name="P1"><text:span text:style-name="T1"><text:s text:c="2"/>ANGLE <text:s text:c="6"/>S11 <text:s text:c="12"/>POL <text:s text:c="11"/>S33 <text:s text:c="10"/>S34 <text:s text:c="8"/>SANITY=1</text:span></text:p>
      <text:p text:style-name="P1"><text:span text:style-name="T1"/></text:p>
      <text:p text:style-name="P1"><text:span text:style-name="T1"/></text:p>
      <text:p text:style-name="P1"><text:span text:style-name="T1"><text:s text:c="3"/>0.00 <text:s text:c="2"/>0.100000E+01 <text:s/>-0.000000E+00 <text:s text:c="2"/>0.100000E+01 <text:s text:c="2"/>0.000000E+00 <text:s text:c="2"/>0.100000E+01</text:span></text:p>
      <text:p text:style-name="P1"><text:span text:style-name="T1"><text:s text:c="3"/>9.00 <text:s text:c="2"/>0.785390E+00 <text:s/>-0.459822E-02 <text:s text:c="2"/>0.999400E+00 <text:s text:c="2"/>0.343261E-01 <text:s text:c="2"/>0.100000E+01</text:span></text:p>
      <text:p text:style-name="P1"><text:span text:style-name="T1"><text:s text:c="2"/>18.00 <text:s text:c="2"/>0.356897E+00 <text:s/>-0.458542E-01 <text:s text:c="2"/>0.986021E+00 <text:s text:c="2"/>0.160184E+00 <text:s text:c="2"/>0.100000E+01</text:span></text:p>
      <text:p text:style-name="P1"><text:span text:style-name="T1"><text:s text:c="2"/>27.00 <text:s text:c="2"/>0.766119E-01 <text:s/>-0.364745E+00 <text:s text:c="2"/>0.843603E+00 <text:s text:c="2"/>0.394076E+00 <text:s text:c="2"/>0.100000E+01</text:span></text:p>
      <text:p text:style-name="P1"><text:span text:style-name="T1"><text:s text:c="2"/>36.00 <text:s text:c="2"/>0.355355E-01 <text:s/>-0.534997E+00 <text:s text:c="2"/>0.686967E+00 <text:s/>-0.491787E+00 <text:s text:c="2"/>0.100000E+01</text:span></text:p>
      <text:p text:style-name="P1"><text:span text:style-name="T1"><text:s text:c="2"/>45.00 <text:s text:c="2"/>0.701844E-01 <text:s text:c="2"/>0.959956E-02 <text:s text:c="2"/>0.959825E+00 <text:s/>-0.280435E+00 <text:s text:c="2"/>0.100000E+01</text:span></text:p>
      <text:p text:style-name="P1"><text:span text:style-name="T1"><text:s text:c="2"/>54.00 <text:s text:c="2"/>0.574313E-01 <text:s text:c="2"/>0.477926E-01 <text:s text:c="2"/>0.985371E+00 <text:s text:c="2"/>0.163584E+00 <text:s text:c="2"/>0.100000E+01</text:span></text:p>
      <text:p text:style-name="P1"><text:span text:style-name="T1"><text:s text:c="2"/>63.00 <text:s text:c="2"/>0.219659E-01 <text:s/>-0.440604E+00 <text:s text:c="2"/>0.648043E+00 <text:s text:c="2"/>0.621215E+00 <text:s text:c="2"/>0.100000E+01</text:span></text:p>
      <text:p text:style-name="P1"><text:span text:style-name="T1"><text:s text:c="2"/>72.00 <text:s text:c="2"/>0.125959E-01 <text:s/>-0.831996E+00 <text:s text:c="2"/>0.203255E+00 <text:s/>-0.516208E+00 <text:s text:c="2"/>0.100000E+01</text:span></text:p>
      <text:p text:style-name="P1"><text:span text:style-name="T1"><text:s text:c="2"/>81.00 <text:s text:c="2"/>0.173750E-01 <text:s text:c="2"/>0.341670E-01 <text:s text:c="2"/>0.795354E+00 <text:s/>-0.605182E+00 <text:s text:c="2"/>0.100000E+01</text:span></text:p>
      <text:p text:style-name="P1"><text:span text:style-name="T1"><text:s text:c="2"/>90.00 <text:s text:c="2"/>0.124601E-01 <text:s text:c="2"/>0.230462E+00 <text:s text:c="2"/>0.937497E+00 <text:s text:c="2"/>0.260742E+00 <text:s text:c="2"/>0.100000E+01</text:span></text:p>
      <text:p text:style-name="P1"><text:span text:style-name="T1"><text:s text:c="2"/>99.00 <text:s text:c="2"/>0.679092E-02 <text:s/>-0.713472E+00 <text:s/>-0.717382E-02 <text:s text:c="2"/>0.700647E+00 <text:s text:c="2"/>0.100000E+01</text:span></text:p>
      <text:p text:style-name="P1"><text:span text:style-name="T1"><text:s/>108.00 <text:s text:c="2"/>0.954238E-02 <text:s/>-0.756255E+00 <text:s/>-0.394747E-01 <text:s/>-0.653085E+00 <text:s text:c="2"/>0.100000E+01</text:span></text:p>
      <text:p text:style-name="P1"><text:span text:style-name="T1"><text:s/>117.00 <text:s text:c="2"/>0.863418E-02 <text:s/>-0.281216E+00 <text:s text:c="2"/>0.536250E+00 <text:s/>-0.795835E+00 <text:s text:c="2"/>0.100000E+01</text:span></text:p>
      <text:p text:style-name="P1"><text:span text:style-name="T1"><text:s/>126.00 <text:s text:c="2"/>0.227421E-02 <text:s/>-0.239613E+00 <text:s text:c="2"/>0.967601E+00 <text:s text:c="2"/>0.795788E-01 <text:s text:c="2"/>0.100000E+01</text:span></text:p>
      <text:p text:style-name="P1"><text:span text:style-name="T1"><text:s/>135.00 <text:s text:c="2"/>0.543997E-02 <text:s/>-0.850803E+00 <text:s text:c="2"/>0.187531E+00 <text:s/>-0.490883E+00 <text:s text:c="2"/>0.100000E+01</text:span></text:p>
      <text:p text:style-name="P1"><text:span text:style-name="T1"><text:s/>144.00 <text:s text:c="2"/>0.160243E-01 <text:s/>-0.706334E+00 <text:s text:c="2"/>0.495255E+00 <text:s/>-0.505782E+00 <text:s text:c="2"/>0.100000E+01</text:span></text:p>
      <text:p text:style-name="P1"><text:span text:style-name="T1"><text:s/>153.00 <text:s text:c="2"/>0.188852E-01 <text:s/>-0.891081E+00 <text:s text:c="2"/>0.453277E+00 <text:s/>-0.226817E-01 <text:s text:c="2"/>0.100000E+01</text:span></text:p>
      <text:p text:style-name="P1"><text:span text:style-name="T1"><text:s/>162.00 <text:s text:c="2"/>0.195254E-01 <text:s/>-0.783319E+00 <text:s/>-0.391613E+00 <text:s text:c="2"/>0.482752E+00 <text:s text:c="2"/>0.100000E+01</text:span></text:p>
      <text:p text:style-name="P1"><text:span text:style-name="T1"><text:s/>171.00 <text:s text:c="2"/>0.301676E-01 <text:s/>-0.196194E+00 <text:s/>-0.962069E+00 <text:s text:c="2"/>0.189555E+00 <text:s text:c="2"/>0.100000E+01</text:span></text:p>
      <text:p text:style-name="P1"><text:span text:style-name="T1"><text:s/>180.00 <text:s text:c="2"/>0.383189E-01 <text:s/>-0.000000E+00 <text:s/>-0.100000E+01 <text:s text:c="2"/>0.000000E+00 <text:s text:c="2"/>0.100000E+01</text:span></text:p>
      <text:p text:style-name="P1"><text:span text:style-name="T1"/></text:p>
      <text:p text:style-name="P1"><text:span text:style-name="T1"/></text:p>
      <text:p text:style-name="P1"><text:span text:style-name="T1"><text:s text:c="9"/>S1 (RE + IM i) <text:s text:c="23"/>S2 (RE + IM i)</text:span></text:p>
      <text:p text:style-name="P1"><text:span text:style-name="T1"/></text:p>
      <text:p text:style-name="P1"><text:span text:style-name="T1"/></text:p>
      <text:p text:style-name="P1"><text:span text:style-name="T1"><text:s text:c="2"/>0.2109631729E+02 + 0.8577000618E+01 i <text:s text:c="7"/>0.2109631729E+02 + 0.8577000618E+01 i</text:span></text:p>
      <text:p text:style-name="P1"><text:span text:style-name="T1"><text:s text:c="2"/>0.1849551010E+02 + 0.7960020065E+01 i <text:s text:c="7"/>0.1829530334E+02 + 0.8629804611E+01 i</text:span></text:p>
      <text:p text:style-name="P1"><text:span text:style-name="T1"><text:s text:c="2"/>0.1177416420E+02 + 0.6162429333E+01 i <text:s text:c="7"/>0.1113294888E+02 + 0.8344974518E+01 i</text:span></text:p>
      <text:p text:style-name="P1"><text:soft-page-break/><text:span text:style-name="T1"><text:s text:c="2"/>0.3641208172E+01 + 0.3461478710E+01 i <text:s text:c="7"/>0.2688124657E+01 + 0.6855552197E+01 i</text:span></text:p>
      <text:p text:style-name="P1"><text:span text:style-name="T1"><text:s/>-0.2878633022E+01 + 0.5321665406E+00 i <text:s text:c="6"/>-0.3689898968E+01 + 0.3830632448E+01 i</text:span></text:p>
      <text:p text:style-name="P1"><text:span text:style-name="T1"><text:s/>-0.5831515312E+01 +-0.1655860424E+01 i <text:s text:c="6"/>-0.6003960133E+01 + 0.4558442533E-01 i</text:span></text:p>
      <text:p text:style-name="P1"><text:span text:style-name="T1"><text:s/>-0.5083310604E+01 +-0.2316992998E+01 i <text:s text:c="6"/>-0.4418742180E+01 +-0.2972577095E+01 i</text:span></text:p>
      <text:p text:style-name="P1"><text:span text:style-name="T1"><text:s/>-0.2103116035E+01 +-0.1396253824E+01 i <text:s text:c="6"/>-0.8858388662E+00 +-0.3953050613E+01 i</text:span></text:p>
      <text:p text:style-name="P1"><text:span text:style-name="T1"><text:s text:c="2"/>0.1006474733E+01 + 0.2906772196E+00 i <text:s text:c="7"/>0.2110781670E+01 +-0.2740813971E+01 i</text:span></text:p>
      <text:p text:style-name="P1"><text:span text:style-name="T1"><text:s text:c="2"/>0.2641477346E+01 + 0.1530192971E+01 i <text:s text:c="7"/>0.2926948786E+01 +-0.3689254820E+00 i</text:span></text:p>
      <text:p text:style-name="P1"><text:span text:style-name="T1"><text:s text:c="2"/>0.2381869316E+01 + 0.1509301543E+01 i <text:s text:c="7"/>0.1494932294E+01 + 0.1654677987E+01 i</text:span></text:p>
      <text:p text:style-name="P1"><text:span text:style-name="T1"><text:s text:c="2"/>0.9385741949E+00 + 0.3580535352E+00 i <text:s text:c="6"/>-0.8990479708E+00 + 0.2286132336E+01 i</text:span></text:p>
      <text:p text:style-name="P1"><text:span text:style-name="T1"><text:s/>-0.4904520214E+00 +-0.9827088118E+00 i <text:s text:c="6"/>-0.2553621531E+01 + 0.1473258138E+01 i</text:span></text:p>
      <text:p text:style-name="P1"><text:span text:style-name="T1"><text:s/>-0.1006866932E+01 +-0.1484867573E+01 i <text:s text:c="6"/>-0.2395213604E+01 + 0.7010817062E-02 i</text:span></text:p>
      <text:p text:style-name="P1"><text:span text:style-name="T1"><text:s/>-0.4813791513E+00 +-0.8155444264E+00 i <text:s text:c="6"/>-0.5272094011E+00 +-0.1088169217E+01 i</text:span></text:p>
      <text:p text:style-name="P1"><text:span text:style-name="T1"><text:s text:c="2"/>0.5082364678E+00 + 0.4032632411E+00 i <text:s text:c="7"/>0.1965626597E+01 +-0.1165306807E+01 i</text:span></text:p>
      <text:p text:style-name="P1"><text:span text:style-name="T1"><text:s text:c="2"/>0.1153254747E+01 + 0.1053814292E+01 i <text:s text:c="7"/>0.3759900570E+01 +-0.2090420127E+00 i</text:span></text:p>
      <text:p text:style-name="P1"><text:span text:style-name="T1"><text:s text:c="2"/>0.9661277533E+00 + 0.3652063906E+00 i <text:s text:c="7"/>0.4096690178E+01 + 0.1318652749E+01 i</text:span></text:p>
      <text:p text:style-name="P1"><text:span text:style-name="T1"><text:s text:c="2"/>0.6905040890E-01 +-0.1479659438E+01 i <text:s text:c="7"/>0.3171802044E+01 + 0.2828073025E+01 i</text:span></text:p>
      <text:p text:style-name="P1"><text:span text:style-name="T1"><text:s/>-0.9288502932E+00 +-0.3422453880E+01 i <text:s text:c="7"/>0.1918824434E+01 + 0.3877263308E+01 i</text:span></text:p>
      <text:p text:style-name="P1"><text:span text:style-name="T1"><text:s/>-0.1356818080E+01 +-0.4246407986E+01 i <text:s text:c="7"/>0.1356818080E+01 + 0.4246407986E+01 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FZSongT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FZSongT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5:07:23</meta:creation-date>
    <meta:generator>LibreOffice/4.0-5$Linux_X86_64 LibreOffice_project/400m0$Build-305</meta:generator>
    <dc:date>2015-02-02T15:10:43</dc:date>
    <meta:editing-duration>P0D</meta:editing-duration>
    <meta:editing-cycles>1</meta:editing-cycles>
    <meta:document-statistic meta:table-count="0" meta:image-count="0" meta:object-count="0" meta:page-count="2" meta:paragraph-count="50" meta:word-count="335" meta:character-count="3992" meta:non-whitespace-character-count="3143"/>
  </office:meta>
</office:document-meta>
</file>